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7b64a" officeooo:paragraph-rsid="0007b64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P1">for git hub password</text:p>
      <text:p text:style-name="P1">Token </text:p>
      <text:p text:style-name="P1"/>
      <text:p text:style-name="Standard"/>
      <text:p text:style-name="Standard"/>
      <text:p text:style-name="Standard"/>
      <text:p text:style-name="Standard"/>
      <text:p text:style-name="Standard">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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8-27T20:01:04.374582594</meta:creation-date>
    <dc:date>2021-10-22T17:59:35.368087040</dc:date>
    <meta:editing-duration>PT9M3S</meta:editing-duration>
    <meta:editing-cycles>3</meta:editing-cycles>
    <meta:generator>LibreOffice/6.4.7.2$Linux_X86_64 LibreOffice_project/40$Build-2</meta:generator>
    <meta:document-statistic meta:table-count="0" meta:image-count="0" meta:object-count="0" meta:page-count="1" meta:paragraph-count="3" meta:word-count="6" meta:character-count="66" meta:non-whitespace-character-count="62"/>
  </office:meta>
</office:document-meta>
</file>